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120@soetcse:~/vinay$ python3 game.py</text:p>
      <text:p text:style-name="Standard"><text:s/>press r to roll the dice :r</text:p>
      <text:p text:style-name="Standard">i got 6</text:p>
      <text:p text:style-name="Standard">new position is 6</text:p>
      <text:p text:style-name="Standard"><text:s/>press r to roll the dice :r</text:p>
      <text:p text:style-name="Standard">i got 6</text:p>
      <text:p text:style-name="Standard">new position is 12</text:p>
      <text:p text:style-name="Standard"><text:s/>press r to roll the dice :r</text:p>
      <text:p text:style-name="Standard">i got 6</text:p>
      <text:p text:style-name="Standard">new position is 18</text:p>
      <text:p text:style-name="Standard"><text:s/>press r to roll the dice :r</text:p>
      <text:p text:style-name="Standard">i got 3</text:p>
      <text:p text:style-name="Standard">new position is 21</text:p>
      <text:p text:style-name="Standard"><text:s/>press r to roll the dice :r</text:p>
      <text:p text:style-name="Standard">i got 3</text:p>
      <text:p text:style-name="Standard">new position is 24</text:p>
      <text:p text:style-name="Standard"><text:s/>press r to roll the dice :r</text:p>
      <text:p text:style-name="Standard">i got 5</text:p>
      <text:p text:style-name="Standard">new position is 29</text:p>
      <text:p text:style-name="Standard"><text:s/>press r to roll the dice :r</text:p>
      <text:p text:style-name="Standard">i got 4</text:p>
      <text:p text:style-name="Standard">new position is 33</text:p>
      <text:p text:style-name="Standard"><text:s/>press r to roll the dice :r</text:p>
      <text:p text:style-name="Standard">i got 4</text:p>
      <text:p text:style-name="Standard">new position is 37</text:p>
      <text:p text:style-name="Standard"><text:s/>press r to roll the dice :r</text:p>
      <text:p text:style-name="Standard">i got 2</text:p>
      <text:p text:style-name="Standard">new position is 39</text:p>
      <text:p text:style-name="Standard"><text:s/>press r to roll the dice :r</text:p>
      <text:p text:style-name="Standard">i got 6</text:p>
      <text:p text:style-name="Standard">new position is 45</text:p>
      <text:p text:style-name="Standard"><text:s/>press r to roll the dice :r</text:p>
      <text:p text:style-name="Standard">i got 1</text:p>
      <text:p text:style-name="Standard">new position is 46</text:p>
      <text:p text:style-name="Standard"><text:s/>press r to roll the dice :r</text:p>
      <text:p text:style-name="Standard">i got 6</text:p>
      <text:p text:style-name="Standard">new position is 52</text:p>
      <text:p text:style-name="Standard"><text:s/>press r to roll the dice :r</text:p>
      <text:p text:style-name="Standard">i got 2</text:p>
      <text:p text:style-name="Standard">i got the ladder</text:p>
      <text:p text:style-name="Standard"><text:s/>press r to roll the dice :r</text:p>
      <text:p text:style-name="Standard">i got 3</text:p>
      <text:p text:style-name="Standard">new position is 84</text:p>
      <text:p text:style-name="Standard"><text:s/>press r to roll the dice :r</text:p>
      <text:p text:style-name="Standard">i got 5</text:p>
      <text:p text:style-name="Standard">new position is 89</text:p>
      <text:p text:style-name="Standard"><text:s/>press r to roll the dice :r</text:p>
      <text:p text:style-name="Standard">i got 3</text:p>
      <text:p text:style-name="Standard">sorry,u got a snake</text:p>
      <text:p text:style-name="Standard"><text:s/>press r to roll the dice :r</text:p>
      <text:p text:style-name="Standard">i got 2</text:p>
      <text:p text:style-name="Standard">new position is 72</text:p>
      <text:p text:style-name="Standard"><text:s/>press r to roll the dice :r</text:p>
      <text:p text:style-name="Standard">i got 6</text:p>
      <text:p text:style-name="Standard">new position is 78</text:p>
      <text:p text:style-name="Standard"><text:s/>press r to roll the dice :r</text:p>
      <text:p text:style-name="Standard">i got 4</text:p>
      <text:p text:style-name="Standard"><text:soft-page-break/>new position is 82</text:p>
      <text:p text:style-name="Standard"><text:s/>press r to roll the dice :r</text:p>
      <text:p text:style-name="Standard">i got 5</text:p>
      <text:p text:style-name="Standard">new position is 87</text:p>
      <text:p text:style-name="Standard"><text:s/>press r to roll the dice :r</text:p>
      <text:p text:style-name="Standard">i got 2</text:p>
      <text:p text:style-name="Standard">new position is 89</text:p>
      <text:p text:style-name="Standard"><text:s/>press r to roll the dice :r</text:p>
      <text:p text:style-name="Standard">i got 6</text:p>
      <text:p text:style-name="Standard">sorry,u got a snake</text:p>
      <text:p text:style-name="Standard"><text:s/>press r to roll the dice :r</text:p>
      <text:p text:style-name="Standard">i got 1</text:p>
      <text:p text:style-name="Standard">new position is 71</text:p>
      <text:p text:style-name="Standard"><text:s/>press r to roll the dice :r</text:p>
      <text:p text:style-name="Standard">i got 2</text:p>
      <text:p text:style-name="Standard">new position is 73</text:p>
      <text:p text:style-name="Standard"><text:s/>press r to roll the dice :r</text:p>
      <text:p text:style-name="Standard">i got 1</text:p>
      <text:p text:style-name="Standard">new position is 74</text:p>
      <text:p text:style-name="Standard"><text:s/>press r to roll the dice :r</text:p>
      <text:p text:style-name="Standard">i got 3</text:p>
      <text:p text:style-name="Standard">new position is 77</text:p>
      <text:p text:style-name="Standard"><text:s/>press r to roll the dice :r</text:p>
      <text:p text:style-name="Standard">i got 3</text:p>
      <text:p text:style-name="Standard">new position is 80</text:p>
      <text:p text:style-name="Standard"><text:s/>press r to roll the dice :r</text:p>
      <text:p text:style-name="Standard">i got 3</text:p>
      <text:p text:style-name="Standard">new position is 83</text:p>
      <text:p text:style-name="Standard"><text:s/>press r to roll the dice :r</text:p>
      <text:p text:style-name="Standard">i got 2</text:p>
      <text:p text:style-name="Standard">new position is 85</text:p>
      <text:p text:style-name="Standard"><text:s/>press r to roll the dice :r</text:p>
      <text:p text:style-name="Standard">i got 1</text:p>
      <text:p text:style-name="Standard">new position is 86</text:p>
      <text:p text:style-name="Standard"><text:s/>press r to roll the dice :r</text:p>
      <text:p text:style-name="Standard">i got 1</text:p>
      <text:p text:style-name="Standard">new position is 87</text:p>
      <text:p text:style-name="Standard"><text:s/>press r to roll the dice :r</text:p>
      <text:p text:style-name="Standard">i got 2</text:p>
      <text:p text:style-name="Standard">new position is 89</text:p>
      <text:p text:style-name="Standard"><text:s/>press r to roll the dice :r</text:p>
      <text:p text:style-name="Standard">i got 3</text:p>
      <text:p text:style-name="Standard">sorry,u got a snake</text:p>
      <text:p text:style-name="Standard"><text:s/>press r to roll the dice :r</text:p>
      <text:p text:style-name="Standard">i got 5</text:p>
      <text:p text:style-name="Standard">new position is 75</text:p>
      <text:p text:style-name="Standard"><text:s/>press r to roll the dice :r</text:p>
      <text:p text:style-name="Standard">i got 3</text:p>
      <text:p text:style-name="Standard">new position is 78</text:p>
      <text:p text:style-name="Standard"><text:s/>press r to roll the dice :r</text:p>
      <text:p text:style-name="Standard">i got 5</text:p>
      <text:p text:style-name="Standard">new position is 83</text:p>
      <text:p text:style-name="Standard"><text:s/>press r to roll the dice :r</text:p>
      <text:p text:style-name="Standard">i got 1</text:p>
      <text:p text:style-name="Standard">new position is 84</text:p>
      <text:p text:style-name="Standard"><text:s/>press r to roll the dice :r</text:p>
      <text:p text:style-name="Standard">i got 3</text:p>
      <text:p text:style-name="Standard"><text:soft-page-break/>new position is 87</text:p>
      <text:p text:style-name="Standard"><text:s/>press r to roll the dice :r</text:p>
      <text:p text:style-name="Standard">i got 6</text:p>
      <text:p text:style-name="Standard">new position is 93</text:p>
      <text:p text:style-name="Standard"><text:s/>press r to roll the dice :r</text:p>
      <text:p text:style-name="Standard">i got 5</text:p>
      <text:p text:style-name="Standard">sorry,u got a snake</text:p>
      <text:p text:style-name="Standard"><text:s/>press r to roll the dice :r</text:p>
      <text:p text:style-name="Standard">i got 2</text:p>
      <text:p text:style-name="Standard">new position is 66</text:p>
      <text:p text:style-name="Standard"><text:s/>press r to roll the dice :r</text:p>
      <text:p text:style-name="Standard">i got 2</text:p>
      <text:p text:style-name="Standard">new position is 68</text:p>
      <text:p text:style-name="Standard"><text:s/>press r to roll the dice :r</text:p>
      <text:p text:style-name="Standard">i got 6</text:p>
      <text:p text:style-name="Standard">new position is 74</text:p>
      <text:p text:style-name="Standard"><text:s/>press r to roll the dice :r</text:p>
      <text:p text:style-name="Standard">i got 3</text:p>
      <text:p text:style-name="Standard">new position is 77</text:p>
      <text:p text:style-name="Standard"><text:s/>press r to roll the dice :r</text:p>
      <text:p text:style-name="Standard">i got 2</text:p>
      <text:p text:style-name="Standard">new position is 79</text:p>
      <text:p text:style-name="Standard"><text:s/>press r to roll the dice :r</text:p>
      <text:p text:style-name="Standard">i got 6</text:p>
      <text:p text:style-name="Standard">new position is 85</text:p>
      <text:p text:style-name="Standard"><text:s/>press r to roll the dice :</text:p>
      <text:p text:style-name="Standard"><text:s/>press r to roll the dice :r</text:p>
      <text:p text:style-name="Standard">i got 1</text:p>
      <text:p text:style-name="Standard">new position is 86</text:p>
      <text:p text:style-name="Standard"><text:s/>press r to roll the dice :r</text:p>
      <text:p text:style-name="Standard">i got 5</text:p>
      <text:p text:style-name="Standard">new position is 91</text:p>
      <text:p text:style-name="Standard"><text:s/>press r to roll the dice :r</text:p>
      <text:p text:style-name="Standard">i got 2</text:p>
      <text:p text:style-name="Standard">new position is 93</text:p>
      <text:p text:style-name="Standard"><text:s/>press r to roll the dice :r</text:p>
      <text:p text:style-name="Standard">i got 6</text:p>
      <text:p text:style-name="Standard">sorry,u got a snake</text:p>
      <text:p text:style-name="Standard"><text:s/>press r to roll the dice :r</text:p>
      <text:p text:style-name="Standard">i got 5</text:p>
      <text:p text:style-name="Standard">new position is 69</text:p>
      <text:p text:style-name="Standard"><text:s/>press r to roll the dice :r</text:p>
      <text:p text:style-name="Standard">i got 1</text:p>
      <text:p text:style-name="Standard">new position is 70</text:p>
      <text:p text:style-name="Standard"><text:s/>press r to roll the dice :</text:p>
      <text:p text:style-name="Standard"><text:s/>press r to roll the dice :rr</text:p>
      <text:p text:style-name="Standard"><text:s/>press r to roll the dice :r</text:p>
      <text:p text:style-name="Standard">i got 3</text:p>
      <text:p text:style-name="Standard">new position is 73</text:p>
      <text:p text:style-name="Standard"><text:s/>press r to roll the dice :r</text:p>
      <text:p text:style-name="Standard">i got 1</text:p>
      <text:p text:style-name="Standard">new position is 74</text:p>
      <text:p text:style-name="Standard"><text:s/>press r to roll the dice :r</text:p>
      <text:p text:style-name="Standard">i got 3</text:p>
      <text:p text:style-name="Standard">new position is 77</text:p>
      <text:p text:style-name="Standard"><text:s/>press r to roll the dice :r</text:p>
      <text:p text:style-name="Standard">i got 2</text:p>
      <text:p text:style-name="Standard"><text:soft-page-break/>new position is 79</text:p>
      <text:p text:style-name="Standard"><text:s/>press r to roll the dice :r</text:p>
      <text:p text:style-name="Standard">i got 6</text:p>
      <text:p text:style-name="Standard">new position is 85</text:p>
      <text:p text:style-name="Standard"><text:s/>press r to roll the dice :r</text:p>
      <text:p text:style-name="Standard">i got 3</text:p>
      <text:p text:style-name="Standard">new position is 88</text:p>
      <text:p text:style-name="Standard"><text:s/>press r to roll the dice :r</text:p>
      <text:p text:style-name="Standard">i got 2</text:p>
      <text:p text:style-name="Standard">new position is 90</text:p>
      <text:p text:style-name="Standard"><text:s/>press r to roll the dice :r</text:p>
      <text:p text:style-name="Standard">i got 4</text:p>
      <text:p text:style-name="Standard">new position is 94</text:p>
      <text:p text:style-name="Standard"><text:s/>press r to roll the dice :r</text:p>
      <text:p text:style-name="Standard">i got 4</text:p>
      <text:p text:style-name="Standard">new position is 98</text:p>
      <text:p text:style-name="Standard"><text:s/>press r to roll the dice :r</text:p>
      <text:p text:style-name="Standard">i got 6</text:p>
      <text:p text:style-name="Standard"><text:s/>invalid input</text:p>
      <text:p text:style-name="Standard"><text:s/>press r to roll the dice :rr</text:p>
      <text:p text:style-name="Standard"><text:s/>press r to roll the dice :r</text:p>
      <text:p text:style-name="Standard">i got 4</text:p>
      <text:p text:style-name="Standard"><text:s/>invalid input</text:p>
      <text:p text:style-name="Standard"><text:s/>press r to roll the dice :r</text:p>
      <text:p text:style-name="Standard">i got 3</text:p>
      <text:p text:style-name="Standard"><text:s/>invalid input</text:p>
      <text:p text:style-name="Standard"><text:s/>press r to roll the dice :</text:p>
      <text:p text:style-name="Standard"><text:s/>press r to roll the dice :r</text:p>
      <text:p text:style-name="Standard">i got 6</text:p>
      <text:p text:style-name="Standard"><text:s/>invalid input</text:p>
      <text:p text:style-name="Standard"><text:s/>press r to roll the dice :rr</text:p>
      <text:p text:style-name="Standard"><text:s/>press r to roll the dice :r</text:p>
      <text:p text:style-name="Standard">i got 4</text:p>
      <text:p text:style-name="Standard"><text:s/>invalid input</text:p>
      <text:p text:style-name="Standard"><text:s/>press r to roll the dice :r</text:p>
      <text:p text:style-name="Standard">i got 2</text:p>
      <text:p text:style-name="Standard">new position is 100</text:p>
      <text:p text:style-name="Standard"><text:s/>press r to roll the dice :r</text:p>
      <text:p text:style-name="Standard">i got 6</text:p>
      <text:p text:style-name="Standard">you won the g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2:39:51.671055852</meta:creation-date>
    <dc:date>2018-09-29T12:40:09.348638659</dc:date>
    <meta:editing-duration>PT18S</meta:editing-duration>
    <meta:editing-cycles>1</meta:editing-cycles>
    <meta:document-statistic meta:table-count="0" meta:image-count="0" meta:object-count="0" meta:page-count="4" meta:paragraph-count="211" meta:word-count="987" meta:character-count="3791" meta:non-whitespace-character-count="2936"/>
    <meta:generator>LibreOffice/6.0.3.2$Linux_X86_64 LibreOffice_project/00m0$Build-2</meta:generator>
  </office:meta>
</office:document-meta>
</file>